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7.01mm"/>
    </style:style>
    <style:style style:name="co9" style:family="table-column">
      <style:table-column-properties fo:break-before="auto" style:column-width="27.43mm"/>
    </style:style>
    <style:style style:name="co10" style:family="table-column">
      <style:table-column-properties fo:break-before="auto" style:column-width="28.89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36.87mm"/>
    </style:style>
    <style:style style:name="co13" style:family="table-column">
      <style:table-column-properties fo:break-before="auto" style:column-width="27.09mm"/>
    </style:style>
    <style:style style:name="co14" style:family="table-column">
      <style:table-column-properties fo:break-before="auto" style:column-width="28.36mm"/>
    </style:style>
    <style:style style:name="co15" style:family="table-column">
      <style:table-column-properties fo:break-before="auto" style:column-width="25.19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81.14mm"/>
    </style:style>
    <style:style style:name="co18" style:family="table-column">
      <style:table-column-properties fo:break-before="auto" style:column-width="27.76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28.5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29.77mm"/>
    </style:style>
    <style:style style:name="co23" style:family="table-column">
      <style:table-column-properties fo:break-before="auto" style:column-width="32.86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25.59mm"/>
    </style:style>
    <style:style style:name="co26" style:family="table-column">
      <style:table-column-properties fo:break-before="auto" style:column-width="19.6mm"/>
    </style:style>
    <style:style style:name="co27" style:family="table-column">
      <style:table-column-properties fo:break-before="auto" style:column-width="1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06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40" style:family="table-cell" style:parent-style-name="Default" style:data-style-name="N106">
      <style:table-cell-properties fo:border="0.06pt solid #000000"/>
    </style:style>
    <style:style style:name="ce41" style:family="table-cell" style:parent-style-name="Default" style:data-style-name="N106">
      <style:table-cell-properties fo:background-color="#ffff00" fo:border="0.06pt solid #000000"/>
    </style:style>
    <style:style style:name="ce42" style:family="table-cell" style:parent-style-name="Default" style:data-style-name="N106">
      <style:table-cell-properties fo:border="none"/>
    </style:style>
    <style:style style:name="ce43" style:family="table-cell" style:parent-style-name="Default" style:data-style-name="N106"/>
    <style:style style:name="ce44" style:family="table-cell" style:parent-style-name="Default" style:data-style-name="N106">
      <style:table-cell-properties fo:background-color="#ff6666" fo:border="0.06pt solid #000000"/>
    </style:style>
    <style:style style:name="ce45" style:family="table-cell" style:parent-style-name="Default" style:data-style-name="N106">
      <style:table-cell-properties fo:background-color="#ffff00" fo:border="0.06pt solid #000080"/>
    </style:style>
    <style:style style:name="ce46" style:family="table-cell" style:parent-style-name="Default">
      <style:table-cell-properties fo:background-color="#ffff66" fo:border="0.06pt solid #000000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#ffff66"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51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52" style:family="table-cell" style:parent-style-name="Default" style:data-style-name="N106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06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5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mm"/>
    </style:style>
    <style:style style:name="ce65" style:family="table-cell" style:parent-style-name="Default" style:data-style-name="N106">
      <style:table-cell-properties fo:background-color="transparent" fo:border="0.06pt solid #000000"/>
    </style:style>
    <style:style style:name="ce66" style:family="table-cell" style:parent-style-name="Default" style:data-style-name="N106">
      <style:table-cell-properties fo:background-color="#ff3333" fo:border="0.06pt solid #000000"/>
    </style:style>
    <style:style style:name="ce67" style:family="table-cell" style:parent-style-name="Default" style:data-style-name="N106">
      <style:table-cell-properties fo:background-color="#ff3300" fo:border="0.06pt solid #000000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6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7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2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 style:data-style-name="N106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7" style:family="table-cell" style:parent-style-name="Default" style:data-style-name="N106">
      <style:table-cell-properties fo:background-color="transparent" fo:border="none"/>
      <style:text-properties style:use-window-font-color="true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8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85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86" style:family="table-cell" style:parent-style-name="Default" style:data-style-name="N106">
      <style:table-cell-properties fo:background-color="#ffff66" fo:border="0.06pt solid #000000"/>
    </style:style>
    <style:style style:name="ce87" style:family="table-cell" style:parent-style-name="Default" style:data-style-name="N106">
      <style:table-cell-properties style:text-align-source="fix" style:repeat-content="false" fo:border="0.06pt solid #000000"/>
      <style:paragraph-properties fo:text-align="end" fo:margin-left="0mm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9" style:family="table-cell" style:parent-style-name="Default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107">
      <style:table-cell-properties fo:background-color="transparent" fo:border="0.06pt solid #000000"/>
    </style:style>
    <style:style style:name="ce91" style:family="table-cell" style:parent-style-name="Default" style:data-style-name="N107">
      <style:table-cell-properties fo:background-color="#ffff00" fo:border="0.06pt solid #000000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table:style-name="ce1" office:value-type="string" calcext:value-type="string">
            <text:p>AP 0.75</text:p>
          </table:table-cell>
          <table:table-cell table:style-name="ce1" office:value-type="string" calcext:value-type="string">
            <text:p>AP Medium</text:p>
          </table:table-cell>
          <table:table-cell table:style-name="ce1"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<text:s/>(paper) e320 [3x]</text:p>
          </table:table-cell>
          <table:table-cell office:value-type="float" office:value="0.586" calcext:value-type="float">
            <text:p>0,586</text:p>
          </table:table-cell>
          <table:table-cell office:value-type="float" office:value="0.836" calcext:value-type="float">
            <text:p>0,836</text:p>
          </table:table-cell>
          <table:table-cell table:style-name="ce1" office:value-type="float" office:value="0.676" calcext:value-type="float">
            <text:p>0,676</text:p>
          </table:table-cell>
          <table:table-cell table:style-name="ce1" office:value-type="float" office:value="0.398" calcext:value-type="float">
            <text:p>0,398</text:p>
          </table:table-cell>
          <table:table-cell table:style-name="ce1" office:value-type="float" office:value="0.719" calcext:value-type="float">
            <text:p>0,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paper) e140 [1x]</text:p>
          </table:table-cell>
          <table:table-cell office:value-type="float" office:value="0.55" calcext:value-type="float">
            <text:p>0,55</text:p>
          </table:table-cell>
          <table:table-cell office:value-type="float" office:value="0.786" calcext:value-type="float">
            <text:p>0,786</text:p>
          </table:table-cell>
          <table:table-cell table:style-name="ce1" office:value-type="float" office:value="0.664" calcext:value-type="float">
            <text:p>0,664</text:p>
          </table:table-cell>
          <table:table-cell table:style-name="ce1" office:value-type="float" office:value="0.369" calcext:value-type="float">
            <text:p>0,369</text:p>
          </table:table-cell>
          <table:table-cell table:style-name="ce1" office:value-type="float" office:value="0.673" calcext:value-type="float">
            <text:p>0,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,648</text:p>
          </table:table-cell>
          <table:table-cell table:style-name="ce3" office:value-type="float" office:value="0.856" calcext:value-type="float">
            <text:p>0,856</text:p>
          </table:table-cell>
          <table:table-cell table:style-name="ce2" office:value-type="float" office:value="0.743" calcext:value-type="float">
            <text:p>0,743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765" calcext:value-type="float">
            <text:p>0,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,597</text:p>
          </table:table-cell>
          <table:table-cell table:style-name="ce3" office:value-type="float" office:value="0.825" calcext:value-type="float">
            <text:p>0,82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736" calcext:value-type="float">
            <text:p>0,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1" office:value-type="string" calcext:value-type="string">
            <text:p>DLA (transformed) e140 [last]</text:p>
          </table:table-cell>
          <table:table-cell office:value-type="float" office:value="0.02" calcext:value-type="float">
            <text:p>0,02</text:p>
          </table:table-cell>
          <table:table-cell office:value-type="float" office:value="0.044" calcext:value-type="float">
            <text:p>0,044</text:p>
          </table:table-cell>
          <table:table-cell table:style-name="ce1" office:value-type="float" office:value="0.013" calcext:value-type="float">
            <text:p>0,013</text:p>
          </table:table-cell>
          <table:table-cell table:style-name="ce1" office:value-type="float" office:value="0.021" calcext:value-type="float">
            <text:p>0,021</text:p>
          </table:table-cell>
          <table:table-cell table:style-name="ce1" office:value-type="float" office:value="0.028" calcext:value-type="float">
            <text:p>0,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transformed) e70 [mid]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2" calcext:value-type="float">
            <text:p>0,012</text:p>
          </table:table-cell>
          <table:table-cell table:number-columns-repeated="2" table:style-name="ce1" office:value-type="float" office:value="0.001" calcext:value-type="float">
            <text:p>0,001</text:p>
          </table:table-cell>
          <table:table-cell table:style-name="ce1" office:value-type="float" office:value="0.006" calcext:value-type="float">
            <text:p>0,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gray) e110 [min loss]</text:p>
          </table:table-cell>
          <table:table-cell office:value-type="float" office:value="0.598" calcext:value-type="float">
            <text:p>0,598</text:p>
          </table:table-cell>
          <table:table-cell office:value-type="float" office:value="0.843" calcext:value-type="float">
            <text:p>0,84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423" calcext:value-type="float">
            <text:p>0,423</text:p>
          </table:table-cell>
          <table:table-cell table:style-name="ce1" office:value-type="float" office:value="0.723" calcext:value-type="float">
            <text:p>0,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gray) e140 [last]</text:p>
          </table:table-cell>
          <table:table-cell office:value-type="float" office:value="0.613" calcext:value-type="float">
            <text:p>0,613</text:p>
          </table:table-cell>
          <table:table-cell table:style-name="ce2" office:value-type="float" office:value="0.864" calcext:value-type="float">
            <text:p>0,864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0.457" calcext:value-type="float">
            <text:p>0,457</text:p>
          </table:table-cell>
          <table:table-cell table:style-name="ce1" office:value-type="float" office:value="0.734" calcext:value-type="float">
            <text:p>0,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gray) e25 [mid]</text:p>
          </table:table-cell>
          <table:table-cell office:value-type="float" office:value="0.578" calcext:value-type="float">
            <text:p>0,578</text:p>
          </table:table-cell>
          <table:table-cell office:value-type="float" office:value="0.85" calcext:value-type="float">
            <text:p>0,85</text:p>
          </table:table-cell>
          <table:table-cell table:style-name="ce1" office:value-type="float" office:value="0.675" calcext:value-type="float">
            <text:p>0,675</text:p>
          </table:table-cell>
          <table:table-cell table:style-name="ce1" office:value-type="float" office:value="0.442" calcext:value-type="float">
            <text:p>0,442</text:p>
          </table:table-cell>
          <table:table-cell table:style-name="ce1" office:value-type="float" office:value="0.718" calcext:value-type="float">
            <text:p>0,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,618</text:p>
          </table:table-cell>
          <table:table-cell office:value-type="float" office:value="0.854" calcext:value-type="float">
            <text:p>0,854</text:p>
          </table:table-cell>
          <table:table-cell table:style-name="ce1" office:value-type="float" office:value="0.723" calcext:value-type="float">
            <text:p>0,723</text:p>
          </table:table-cell>
          <table:table-cell table:style-name="ce1" office:value-type="float" office:value="0.456" calcext:value-type="float">
            <text:p>0,456</text:p>
          </table:table-cell>
          <table:table-cell table:style-name="ce1" office:value-type="float" office:value="0.75" calcext:value-type="float">
            <text:p>0,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<text:s/>(color) e140 [last]</text:p>
          </table:table-cell>
          <table:table-cell office:value-type="float" office:value="0.585" calcext:value-type="float">
            <text:p>0,585</text:p>
          </table:table-cell>
          <table:table-cell office:value-type="float" office:value="0.851" calcext:value-type="float">
            <text:p>0,851</text:p>
          </table:table-cell>
          <table:table-cell table:style-name="ce1" office:value-type="float" office:value="0.657" calcext:value-type="float">
            <text:p>0,657</text:p>
          </table:table-cell>
          <table:table-cell table:style-name="ce1" office:value-type="float" office:value="0.401" calcext:value-type="float">
            <text:p>0,401</text:p>
          </table:table-cell>
          <table:table-cell table:style-name="ce1" office:value-type="float" office:value="0.723" calcext:value-type="float">
            <text:p>0,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color) e110 </text:p>
          </table:table-cell>
          <table:table-cell office:value-type="float" office:value="0.587" calcext:value-type="float">
            <text:p>0,587</text:p>
          </table:table-cell>
          <table:table-cell office:value-type="float" office:value="0.85" calcext:value-type="float">
            <text:p>0,85</text:p>
          </table:table-cell>
          <table:table-cell table:style-name="ce1" office:value-type="float" office:value="0.675" calcext:value-type="float">
            <text:p>0,675</text:p>
          </table:table-cell>
          <table:table-cell table:style-name="ce1" office:value-type="float" office:value="0.408" calcext:value-type="float">
            <text:p>0,408</text:p>
          </table:table-cell>
          <table:table-cell table:style-name="ce1" office:value-type="float" office:value="0.724" calcext:value-type="float">
            <text:p>0,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color) e50 [last]</text:p>
          </table:table-cell>
          <table:table-cell office:value-type="float" office:value="0.6" calcext:value-type="float">
            <text:p>0,6</text:p>
          </table:table-cell>
          <table:table-cell office:value-type="float" office:value="0.839" calcext:value-type="float">
            <text:p>0,839</text:p>
          </table:table-cell>
          <table:table-cell table:style-name="ce1" office:value-type="float" office:value="0.706" calcext:value-type="float">
            <text:p>0,706</text:p>
          </table:table-cell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0.714" calcext:value-type="float">
            <text:p>0,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color) e25 [mid]</text:p>
          </table:table-cell>
          <table:table-cell office:value-type="float" office:value="0.564" calcext:value-type="float">
            <text:p>0,564</text:p>
          </table:table-cell>
          <table:table-cell office:value-type="float" office:value="0.824" calcext:value-type="float">
            <text:p>0,824</text:p>
          </table:table-cell>
          <table:table-cell table:style-name="ce1" office:value-type="float" office:value="0.652" calcext:value-type="float">
            <text:p>0,652</text:p>
          </table:table-cell>
          <table:table-cell table:style-name="ce1" office:value-type="float" office:value="0.422" calcext:value-type="float">
            <text:p>0,422</text:p>
          </table:table-cell>
          <table:table-cell table:style-name="ce1" office:value-type="float" office:value="0.67" calcext:value-type="float">
            <text:p>0,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,677</text:p>
          </table:table-cell>
          <table:table-cell table:style-name="ce4" office:value-type="float" office:value="0.892" calcext:value-type="float">
            <text:p>0,892</text:p>
          </table:table-cell>
          <table:table-cell table:style-name="ce4" office:value-type="float" office:value="0.791" calcext:value-type="float">
            <text:p>0,791</text:p>
          </table:table-cell>
          <table:table-cell table:style-name="ce4" office:value-type="float" office:value="0.529" calcext:value-type="float">
            <text:p>0,529</text:p>
          </table:table-cell>
          <table:table-cell table:style-name="ce4" office:value-type="float" office:value="0.796" calcext:value-type="float">
            <text:p>0,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,646</text:p>
          </table:table-cell>
          <table:table-cell table:style-name="ce4" office:value-type="float" office:value="0.872" calcext:value-type="float">
            <text:p>0,872</text:p>
          </table:table-cell>
          <table:table-cell table:style-name="ce4" office:value-type="float" office:value="0.777" calcext:value-type="float">
            <text:p>0,777</text:p>
          </table:table-cell>
          <table:table-cell table:style-name="ce4" office:value-type="float" office:value="0.52" calcext:value-type="float">
            <text:p>0,52</text:p>
          </table:table-cell>
          <table:table-cell table:style-name="ce4" office:value-type="float" office:value="0.748" calcext:value-type="float">
            <text:p>0,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,736</text:p>
          </table:table-cell>
          <table:table-cell table:style-name="ce6" office:value-type="float" office:value="0.919" calcext:value-type="float">
            <text:p>0,919</text:p>
          </table:table-cell>
          <table:table-cell table:style-name="ce5" office:value-type="float" office:value="0.838" calcext:value-type="float">
            <text:p>0,838</text:p>
          </table:table-cell>
          <table:table-cell table:style-name="ce5" office:value-type="float" office:value="0.627" calcext:value-type="float">
            <text:p>0,627</text:p>
          </table:table-cell>
          <table:table-cell table:style-name="ce5" office:value-type="float" office:value="0.824" calcext:value-type="float">
            <text:p>0,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,709</text:p>
          </table:table-cell>
          <table:table-cell table:style-name="ce5" office:value-type="float" office:value="0.932" calcext:value-type="float">
            <text:p>0,932</text:p>
          </table:table-cell>
          <table:table-cell table:style-name="ce6" office:value-type="float" office:value="0.811" calcext:value-type="float">
            <text:p>0,811</text:p>
          </table:table-cell>
          <table:table-cell table:style-name="ce6" office:value-type="float" office:value="0.586" calcext:value-type="float">
            <text:p>0,586</text:p>
          </table:table-cell>
          <table:table-cell table:style-name="ce6" office:value-type="float" office:value="0.807" calcext:value-type="float">
            <text:p>0,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,082</text:p>
          </table:table-cell>
          <table:table-cell table:style-name="ce4" office:value-type="float" office:value="0.189" calcext:value-type="float">
            <text:p>0,189</text:p>
          </table:table-cell>
          <table:table-cell table:style-name="ce4" office:value-type="float" office:value="0.068" calcext:value-type="float">
            <text:p>0,068</text:p>
          </table:table-cell>
          <table:table-cell table:style-name="ce4" office:value-type="float" office:value="0.027" calcext:value-type="float">
            <text:p>0,027</text:p>
          </table:table-cell>
          <table:table-cell table:style-name="ce4" office:value-type="float" office:value="0.127" calcext:value-type="float">
            <text:p>0,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.142" calcext:value-type="float">
            <text:p>0,142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82" calcext:value-type="float">
            <text:p>0,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,686</text:p>
          </table:table-cell>
          <table:table-cell table:style-name="ce7" office:value-type="float" office:value="0.919" calcext:value-type="float">
            <text:p>0,919</text:p>
          </table:table-cell>
          <table:table-cell table:style-name="ce7" office:value-type="float" office:value="0.791" calcext:value-type="float">
            <text:p>0,791</text:p>
          </table:table-cell>
          <table:table-cell table:style-name="ce7" office:value-type="float" office:value="0.577" calcext:value-type="float">
            <text:p>0,577</text:p>
          </table:table-cell>
          <table:table-cell table:style-name="ce7" office:value-type="float" office:value="0.774" calcext:value-type="float">
            <text:p>0,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,701</text:p>
          </table:table-cell>
          <table:table-cell table:style-name="ce17" office:value-type="float" office:value="0.932" calcext:value-type="float">
            <text:p>0,932</text:p>
          </table:table-cell>
          <table:table-cell table:style-name="ce7" office:value-type="float" office:value="0.811" calcext:value-type="float">
            <text:p>0,811</text:p>
          </table:table-cell>
          <table:table-cell table:style-name="ce7" office:value-type="float" office:value="0.602" calcext:value-type="float">
            <text:p>0,602</text:p>
          </table:table-cell>
          <table:table-cell table:style-name="ce7" office:value-type="float" office:value="0.782" calcext:value-type="float">
            <text:p>0,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,698</text:p>
          </table:table-cell>
          <table:table-cell table:style-name="ce4" office:value-type="float" office:value="0.926" calcext:value-type="float">
            <text:p>0,926</text:p>
          </table:table-cell>
          <table:table-cell table:style-name="ce4" office:value-type="float" office:value="0.804" calcext:value-type="float">
            <text:p>0,804</text:p>
          </table:table-cell>
          <table:table-cell table:style-name="ce4" office:value-type="float" office:value="0.602" calcext:value-type="float">
            <text:p>0,602</text:p>
          </table:table-cell>
          <table:table-cell table:style-name="ce4" office:value-type="float" office:value="0.776" calcext:value-type="float">
            <text:p>0,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,716</text:p>
          </table:table-cell>
          <table:table-cell table:style-name="ce4" office:value-type="float" office:value="0.926" calcext:value-type="float">
            <text:p>0,926</text:p>
          </table:table-cell>
          <table:table-cell table:style-name="ce4" office:value-type="float" office:value="0.824" calcext:value-type="float">
            <text:p>0,824</text:p>
          </table:table-cell>
          <table:table-cell table:style-name="ce4" office:value-type="float" office:value="0.605" calcext:value-type="float">
            <text:p>0,605</text:p>
          </table:table-cell>
          <table:table-cell table:style-name="ce4" office:value-type="float" office:value="0.806" calcext:value-type="float">
            <text:p>0,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.912" calcext:value-type="float">
            <text:p>0,912</text:p>
          </table:table-cell>
          <table:table-cell table:style-name="ce7" office:value-type="float" office:value="0.757" calcext:value-type="float">
            <text:p>0,757</text:p>
          </table:table-cell>
          <table:table-cell table:style-name="ce7" office:value-type="float" office:value="0.552" calcext:value-type="float">
            <text:p>0,552</text:p>
          </table:table-cell>
          <table:table-cell table:style-name="ce7" office:value-type="float" office:value="0.774" calcext:value-type="float">
            <text:p>0,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,678</text:p>
          </table:table-cell>
          <table:table-cell table:style-name="ce7" office:value-type="float" office:value="0.912" calcext:value-type="float">
            <text:p>0,912</text:p>
          </table:table-cell>
          <table:table-cell table:style-name="ce7" office:value-type="float" office:value="0.777" calcext:value-type="float">
            <text:p>0,777</text:p>
          </table:table-cell>
          <table:table-cell table:style-name="ce7" office:value-type="float" office:value="0.556" calcext:value-type="float">
            <text:p>0,556</text:p>
          </table:table-cell>
          <table:table-cell table:style-name="ce7" office:value-type="float" office:value="0.776" calcext:value-type="float">
            <text:p>0,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,705</text:p>
          </table:table-cell>
          <table:table-cell table:style-name="ce17" office:value-type="float" office:value="0.932" calcext:value-type="float">
            <text:p>0,932</text:p>
          </table:table-cell>
          <table:table-cell table:style-name="ce7" office:value-type="float" office:value="0.824" calcext:value-type="float">
            <text:p>0,824</text:p>
          </table:table-cell>
          <table:table-cell table:style-name="ce7" office:value-type="float" office:value="0.592" calcext:value-type="float">
            <text:p>0,592</text:p>
          </table:table-cell>
          <table:table-cell table:style-name="ce7" office:value-type="float" office:value="0.795" calcext:value-type="float">
            <text:p>0,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,664</text:p>
          </table:table-cell>
          <table:table-cell table:style-name="ce7" office:value-type="float" office:value="0.912" calcext:value-type="float">
            <text:p>0,912</text:p>
          </table:table-cell>
          <table:table-cell table:style-name="ce7" office:value-type="float" office:value="0.764" calcext:value-type="float">
            <text:p>0,764</text:p>
          </table:table-cell>
          <table:table-cell table:style-name="ce7" office:value-type="float" office:value="0.565" calcext:value-type="float">
            <text:p>0,565</text:p>
          </table:table-cell>
          <table:table-cell table:style-name="ce7" office:value-type="float" office:value="0.744" calcext:value-type="float">
            <text:p>0,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 CenterNet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,425</text:p>
          </table:table-cell>
          <table:table-cell table:style-name="ce8" office:value-type="float" office:value="0.517" calcext:value-type="float">
            <text:p>0,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,444</text:p>
          </table:table-cell>
          <table:table-cell table:style-name="ce8" office:value-type="float" office:value="0.535" calcext:value-type="float">
            <text:p>0,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,4606</text:p>
          </table:table-cell>
          <table:table-cell table:style-name="ce13" office:value-type="float" office:value="0.5625" calcext:value-type="float">
            <text:p>0,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,485</text:p>
          </table:table-cell>
          <table:table-cell table:style-name="ce14" office:value-type="float" office:value="0.5818" calcext:value-type="float">
            <text:p>0,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,5363</text:p>
          </table:table-cell>
          <table:table-cell table:style-name="ce15" office:value-type="float" office:value="0.6203" calcext:value-type="float">
            <text:p>0,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,4777</text:p>
          </table:table-cell>
          <table:table-cell table:style-name="ce14" office:value-type="float" office:value="0.5807" calcext:value-type="float">
            <text:p>0,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 CenterNet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,464</text:p>
          </table:table-cell>
          <table:table-cell table:style-name="ce8" office:value-type="float" office:value="0.571" calcext:value-type="float">
            <text:p>0,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,501</text:p>
          </table:table-cell>
          <table:table-cell table:style-name="ce8" office:value-type="float" office:value="0.588" calcext:value-type="float">
            <text:p>0,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,4838</text:p>
          </table:table-cell>
          <table:table-cell table:style-name="ce14" office:value-type="float" office:value="0.5814" calcext:value-type="float">
            <text:p>0,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,4706</text:p>
          </table:table-cell>
          <table:table-cell table:style-name="ce14" office:value-type="float" office:value="0.5696" calcext:value-type="float">
            <text:p>0,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,5465</text:p>
          </table:table-cell>
          <table:table-cell table:style-name="ce18" office:value-type="float" office:value="0.64" calcext:value-type="float">
            <text:p>0,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CenterNet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,441</text:p>
          </table:table-cell>
          <table:table-cell table:style-name="ce9" office:value-type="float" office:value="0.601" calcext:value-type="float">
            <text:p>0,6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,35</text:p>
          </table:table-cell>
          <table:table-cell table:style-name="ce12" office:value-type="float" office:value="0.582" calcext:value-type="float">
            <text:p>0,582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 Simple Baselines (ResNet50)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576" calcext:value-type="float">
            <text:p>0,576</text:p>
          </table:table-cell>
          <table:table-cell table:style-name="ce8" office:value-type="float" office:value="0.635" calcext:value-type="float">
            <text:p>0,6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4" office:value-type="float" office:value="0.614" calcext:value-type="float">
            <text:p>0,614</text:p>
          </table:table-cell>
          <table:table-cell table:style-name="ce14" office:value-type="float" office:value="0.666" calcext:value-type="float">
            <text:p>0,666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 PoseAE (Hourglass)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483" calcext:value-type="float">
            <text:p>0,483</text:p>
          </table:table-cell>
          <table:table-cell table:style-name="ce8" office:value-type="float" office:value="0.549" calcext:value-type="float">
            <text:p>0,5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 HRNet Bottom-Up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485" calcext:value-type="float">
            <text:p>0,485</text:p>
          </table:table-cell>
          <table:table-cell table:style-name="ce8" office:value-type="float" office:value="0.551" calcext:value-type="float">
            <text:p>0,5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4" office:value-type="float" office:value="0.446" calcext:value-type="float">
            <text:p>0,446</text:p>
          </table:table-cell>
          <table:table-cell table:style-name="ce14" office:value-type="float" office:value="0.512" calcext:value-type="float">
            <text:p>0,512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table:number-columns-repeated="2"/>
          <table:table-cell table:number-columns-repeated="8"/>
        </table:table-row>
      </table:table>
      <table:table table:name="Finetuning CenterNet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3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,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,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,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,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,6944</text:p>
          </table:table-cell>
          <table:table-cell table:style-name="ce47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,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,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,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4" calcext:value-type="float">
            <text:p>4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71522600539246" calcext:value-type="float">
            <text:p>0,6715</text:p>
          </table:table-cell>
          <table:table-cell table:style-name="ce26" office:value-type="float" office:value="40" calcext:value-type="float">
            <text:p>40</text:p>
          </table:table-cell>
          <table:table-cell table:style-name="ce40" office:value-type="float" office:value="0.761785714285714" calcext:value-type="float">
            <text:p>0,761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,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,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3" calcext:value-type="float">
            <text:p>3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91291661967955" calcext:value-type="float">
            <text:p>0,6913</text:p>
          </table:table-cell>
          <table:table-cell table:style-name="ce26" office:value-type="float" office:value="35" calcext:value-type="float">
            <text:p>35</text:p>
          </table:table-cell>
          <table:table-cell table:style-name="ce40" office:value-type="float" office:value="0.768571428571429" calcext:value-type="float">
            <text:p>0,768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,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,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6" calcext:value-type="float">
            <text:p>6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3268167585407" calcext:value-type="float">
            <text:p>0,6833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float" office:value="0.763928571428571" calcext:value-type="float">
            <text:p>0,763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,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,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7" calcext:value-type="float">
            <text:p>7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4045775728516" calcext:value-type="float">
            <text:p>0,6840</text:p>
          </table:table-cell>
          <table:table-cell table:style-name="ce26" office:value-type="float" office:value="45" calcext:value-type="float">
            <text:p>45</text:p>
          </table:table-cell>
          <table:table-cell table:style-name="ce40" office:value-type="float" office:value="0.769642857142857" calcext:value-type="float">
            <text:p>0,769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,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,720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Base Layer</text:p>
          </table:table-cell>
          <table:table-cell table:style-name="ce26" office:value-type="float" office:value="512" calcext:value-type="float">
            <text:p>512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50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.6916" calcext:value-type="float">
            <text:p>0,691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.7718" calcext:value-type="float">
            <text:p>0,7718</text:p>
          </table:table-cell>
          <table:table-cell table:style-name="ce29" office:value-type="float" office:value="50" calcext:value-type="float">
            <text:p>50</text:p>
          </table:table-cell>
          <table:table-cell table:style-name="ce55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,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,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Base Layer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,00E-04</text:p>
          </table:table-cell>
          <table:table-cell table:style-name="ce51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3" office:value-type="float" office:value="0.703621538260706" calcext:value-type="float">
            <text:p>0,7036</text:p>
          </table:table-cell>
          <table:table-cell table:style-name="ce54" office:value-type="float" office:value="50" calcext:value-type="float">
            <text:p>50</text:p>
          </table:table-cell>
          <table:table-cell table:style-name="ce53" office:value-type="float" office:value="0.780357142857143" calcext:value-type="float">
            <text:p>0,7804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,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,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,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,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,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,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,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,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,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,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,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,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,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,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,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,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,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,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,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,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,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,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,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4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,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,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,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,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,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,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,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,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,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,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,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,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,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,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,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,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,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,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,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,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,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,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,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,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,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,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,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,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,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,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,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CenterNet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default-cell-style-name="ce65"/>
        <table:table-column table:style-name="co7" table:default-cell-style-name="ce29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 table:number-columns-repeated="3"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72"/>
          <table:covered-table-cell table:style-name="ce12"/>
          <table:covered-table-cell table:style-name="ce72"/>
          <table:covered-table-cell table:style-name="ce12"/>
          <table:table-cell table:number-columns-repeated="3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72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72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,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,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0208894492561" calcext:value-type="float">
            <text:p>0,700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8214285714286" calcext:value-type="float">
            <text:p>0,788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,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,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,00E-05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684630063836195" calcext:value-type="float">
            <text:p>0,6846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78571428571429" calcext:value-type="float">
            <text:p>0,7786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,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9428252152817" calcext:value-type="float">
            <text:p>0,7094</text:p>
          </table:table-cell>
          <table:table-cell table:style-name="ce12" office:value-type="float" office:value="12" calcext:value-type="float">
            <text:p>12</text:p>
          </table:table-cell>
          <table:table-cell table:style-name="ce72" office:value-type="float" office:value="0.792142857142857" calcext:value-type="float">
            <text:p>0,7921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,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,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5721086947083" calcext:value-type="float">
            <text:p>0,7157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96785714285714" calcext:value-type="float">
            <text:p>0,7968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,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,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3233647941651" calcext:value-type="float">
            <text:p>0,713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9285714285714" calcext:value-type="float">
            <text:p>0,7893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,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,7446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Pre.0</text:p>
          </table:table-cell>
          <table:table-cell table:style-name="ce46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,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25485698211867" calcext:value-type="float">
            <text:p>0,7255</text:p>
          </table:table-cell>
          <table:table-cell table:style-name="ce15" office:value-type="float" office:value="18" calcext:value-type="float">
            <text:p>18</text:p>
          </table:table-cell>
          <table:table-cell table:style-name="ce73" office:value-type="float" office:value="0.801785714285714" calcext:value-type="float">
            <text:p>0,801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,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,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,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,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,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,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,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,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,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,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,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,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,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,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,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,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,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,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,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,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,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6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,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,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,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,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,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,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,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,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,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,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,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,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,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,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,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,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,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,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,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,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,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,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,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,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,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,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,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,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,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,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,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,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CenterNet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2" table:default-cell-style-name="ce26"/>
        <table:table-column table:style-name="co1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,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,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,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,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,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,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,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,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,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,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,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,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,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,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,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,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,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,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,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,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,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,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,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,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,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,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,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,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,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,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,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,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,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,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,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,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,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,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,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,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29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,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,7679</text:p>
          </table:table-cell>
          <table:table-cell table:style-name="ce26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,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,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,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,00E-04</text:p>
          </table:table-cell>
          <table:table-cell table:style-name="ce46" office:value-type="string" calcext:value-type="string">
            <text:p>35,45</text:p>
          </table:table-cell>
          <table:table-cell table:style-name="ce46" office:value-type="string" calcext:value-type="string">
            <text:p>Base Layer +</text:p>
            <text:p> Level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.6933" calcext:value-type="float">
            <text:p>0,693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7664" calcext:value-type="float">
            <text:p>0,7664</text:p>
          </table:table-cell>
          <table:table-cell table:style-name="ce4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,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,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,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,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,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,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9"/>
          <table:table-cell table:style-name="ce80"/>
          <table:table-cell table:style-name="ce7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81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460628015116876" calcext:value-type="float">
            <text:p>0,4606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62142857142857" calcext:value-type="float">
            <text:p>0,5621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479121638906496" calcext:value-type="float">
            <text:p>0,479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76071428571429" calcext:value-type="float">
            <text:p>0,5761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479185277525784" calcext:value-type="float">
            <text:p>0,479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8214285714286" calcext:value-type="float">
            <text:p>0,588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88145359834219" calcext:value-type="float">
            <text:p>0,488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4285714285714" calcext:value-type="float">
            <text:p>0,5843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3" office:value-type="float" office:value="0.484072688598891" calcext:value-type="float">
            <text:p>0,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.579285714285714" calcext:value-type="float">
            <text:p>0,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02676749902528" calcext:value-type="float">
            <text:p>0,5027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714285714286" calcext:value-type="float">
            <text:p>0,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733152175106" calcext:value-type="float">
            <text:p>0,5073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357142857143" calcext:value-type="float">
            <text:p>0,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92442444722418" calcext:value-type="float">
            <text:p>0,4924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.577142857142857" calcext:value-type="float">
            <text:p>0,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501172688258395" calcext:value-type="float">
            <text:p>0,501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75" calcext:value-type="float">
            <text:p>0,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float" office:value="5" calcext:value-type="float">
            <text:p>5</text:p>
          </table:table-cell>
          <table:table-cell table:style-name="ce49" office:value-type="float" office:value="0.000025" calcext:value-type="float">
            <text:p>2,50E-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510304682972361" calcext:value-type="float">
            <text:p>0,5103</text:p>
          </table:table-cell>
          <table:table-cell table:style-name="ce46" office:value-type="float" office:value="2" calcext:value-type="float">
            <text:p>2</text:p>
          </table:table-cell>
          <table:table-cell table:style-name="ce86" office:value-type="float" office:value="0.596071428571429" calcext:value-type="float">
            <text:p>0,596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9917474780981" calcext:value-type="float">
            <text:p>0,5099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925" calcext:value-type="float">
            <text:p>0,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508757167671021" calcext:value-type="float">
            <text:p>0,508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92857142857143" calcext:value-type="float">
            <text:p>0,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0" office:value-type="float" office:value="20" calcext:value-type="float">
            <text:p>20</text:p>
          </table:table-cell>
          <table:table-cell table:style-name="ce82" office:value-type="float" office:value="0.00025" calcext:value-type="float">
            <text:p>2,50E-04</text:p>
          </table:table-cell>
          <table:table-cell table:style-name="ce84" office:value-type="string" calcext:value-type="string">
            <text:p>[15,18]</text:p>
          </table:table-cell>
          <table:table-cell table:style-name="ce84" office:value-type="string" calcext:value-type="string">
            <text:p>None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87" office:value-type="float" office:value="0.700208894492561" calcext:value-type="float">
            <text:p>0,7002</text:p>
          </table:table-cell>
          <table:table-cell table:style-name="ce36" office:value-type="float" office:value="14" calcext:value-type="float">
            <text:p>14</text:p>
          </table:table-cell>
          <table:table-cell table:style-name="ce87" office:value-type="float" office:value="0.788214285714286" calcext:value-type="float">
            <text:p>0,7882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6" office:value-type="float" office:value="20" calcext:value-type="float">
            <text:p>20</text:p>
          </table:table-cell>
          <table:table-cell table:style-name="ce49" office:value-type="float" office:value="0.00025" calcext:value-type="float">
            <text:p>2,50E-04</text:p>
          </table:table-cell>
          <table:table-cell table:style-name="ce85" office:value-type="string" calcext:value-type="string">
            <text:p>[15,18]</text:p>
          </table:table-cell>
          <table:table-cell table:style-name="ce46" office:value-type="string" calcext:value-type="string">
            <text:p>Pre.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717239403319983" calcext:value-type="float">
            <text:p>0,7172</text:p>
          </table:table-cell>
          <table:table-cell table:style-name="ce46" office:value-type="float" office:value="18" calcext:value-type="float">
            <text:p>18</text:p>
          </table:table-cell>
          <table:table-cell table:style-name="ce86" office:value-type="float" office:value="0.798214285714286" calcext:value-type="float">
            <text:p>0,798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style-name="ce8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713511900076259" calcext:value-type="float">
            <text:p>0,7135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94285714285714" calcext:value-type="float">
            <text:p>0,7943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84" office:value-type="string" calcext:value-type="string">
            <text:p>[15,18]</text:p>
          </table:table-cell>
          <table:table-cell table:style-name="ce8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639734722246893" calcext:value-type="float">
            <text:p>0,6397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45357142857143" calcext:value-type="float">
            <text:p>0,7454</text:p>
          </table:table-cell>
          <table:table-cell table:style-name="ce26" office:value-type="float" office:value="20" calcext:value-type="float">
            <text:p>20</text:p>
          </table:table-cell>
        </table:table-row>
      </table:table>
      <table:table table:name="Finetuning Simple Baselines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12"/>
        <table:table-column table:style-name="co1" table:default-cell-style-name="ce26"/>
        <table:table-column table:style-name="co5" table:default-cell-style-name="ce90"/>
        <table:table-column table:style-name="co6" table:default-cell-style-name="ce90"/>
        <table:table-column table:style-name="co1" table:number-columns-repeated="13" table:default-cell-style-name="Default"/>
        <table:table-row table:style-name="ro1">
          <table:table-cell/>
          <table:table-cell table:style-name="ce88"/>
          <table:table-cell table:style-name="ce89" table:number-columns-repeated="5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SB Gray – ImageNet Pretrain Finetuning</text:p>
          </table:table-cell>
          <table:covered-table-cell table:number-columns-repeated="2" table:style-name="ce26"/>
          <table:covered-table-cell/>
          <table:covered-table-cell table:number-columns-repeated="2"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SB Gray – Different Batch Size / LR combinations</text:p>
          </table:table-cell>
          <table:covered-table-cell table:number-columns-repeated="2" table:style-name="ce26"/>
          <table:covered-table-cell/>
          <table:covered-table-cell table:number-columns-repeated="2" table:style-name="ce26"/>
          <table:table-cell table:number-columns-repeated="4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R</text:p>
          </table:table-cell>
          <table:table-cell table:number-columns-repeated="2"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805" calcext:value-type="float">
            <text:p>0,805</text:p>
          </table:table-cell>
          <table:table-cell office:value-type="float" office:value="0.835" calcext:value-type="float">
            <text:p>0,835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3" calcext:value-type="float">
            <text:p>0,803</text:p>
          </table:table-cell>
          <table:table-cell office:value-type="float" office:value="0.833" calcext:value-type="float">
            <text:p>0,833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807" calcext:value-type="float">
            <text:p>0,807</text:p>
          </table:table-cell>
          <table:table-cell office:value-type="float" office:value="0.836" calcext:value-type="float">
            <text:p>0,836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811" calcext:value-type="float">
            <text:p>0,811</text:p>
          </table:table-cell>
          <table:table-cell office:value-type="float" office:value="0.839" calcext:value-type="float">
            <text:p>0,839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,780</text:p>
          </table:table-cell>
          <table:table-cell office:value-type="float" office:value="0.813" calcext:value-type="float">
            <text:p>0,813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,785</text:p>
          </table:table-cell>
          <table:table-cell office:value-type="float" office:value="0.816" calcext:value-type="float">
            <text:p>0,816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1" calcext:value-type="float">
            <text:p>1,00E-03</text:p>
          </table:table-cell>
          <table:table-cell table:style-name="ce62" office:value-type="string" calcext:value-type="string">
            <text:p>[35,45]</text:p>
          </table:table-cell>
          <table:table-cell table:style-name="ce27" office:value-type="float" office:value="32" calcext:value-type="float">
            <text:p>32</text:p>
          </table:table-cell>
          <table:table-cell table:style-name="ce91" office:value-type="float" office:value="0.815" calcext:value-type="float">
            <text:p>0,815</text:p>
          </table:table-cell>
          <table:table-cell table:style-name="ce91" office:value-type="float" office:value="0.842" calcext:value-type="float">
            <text:p>0,842</text:p>
          </table:table-cell>
          <table:table-cell table:number-columns-repeated="13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1" calcext:value-type="float">
            <text:p>1,00E-03</text:p>
          </table:table-cell>
          <table:table-cell table:style-name="ce8" office:value-type="string" calcext:value-type="string">
            <text:p>[35,45]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805" calcext:value-type="float">
            <text:p>0,805</text:p>
          </table:table-cell>
          <table:table-cell office:value-type="float" office:value="0.836" calcext:value-type="float">
            <text:p>0,8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96" calcext:value-type="float">
            <text:p>0,796</text:p>
          </table:table-cell>
          <table:table-cell office:value-type="float" office:value="0.827" calcext:value-type="float">
            <text:p>0,8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,801</text:p>
          </table:table-cell>
          <table:table-cell office:value-type="float" office:value="0.831" calcext:value-type="float">
            <text:p>0,8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811" calcext:value-type="float">
            <text:p>0,811</text:p>
          </table:table-cell>
          <table:table-cell office:value-type="float" office:value="0.841" calcext:value-type="float">
            <text:p>0,8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8" calcext:value-type="float">
            <text:p>0,800</text:p>
          </table:table-cell>
          <table:table-cell office:value-type="float" office:value="0.831" calcext:value-type="float">
            <text:p>0,831</text:p>
          </table:table-cell>
          <table:table-cell table:number-columns-repeated="13"/>
        </table:table-row>
      </table:table>
      <table:table table:name="Finetuning HRNet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12"/>
        <table:table-column table:style-name="co1" table:default-cell-style-name="ce26"/>
        <table:table-column table:style-name="co5" table:default-cell-style-name="ce90"/>
        <table:table-column table:style-name="co6" table:default-cell-style-name="ce90"/>
        <table:table-column table:style-name="co1" table:default-cell-style-name="Default"/>
        <table:table-column table:style-name="co16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74"/>
          <table:table-cell table:style-name="ce22" table:number-columns-repeated="5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26"/>
          <table:covered-table-cell/>
          <table:covered-table-cell table:number-columns-repeated="2" table:style-name="ce26"/>
          <table:table-cell/>
          <table:table-cell table:style-name="ce26" office:value-type="string" calcext:value-type="string">
            <text:p>Total de Parámetros HRNet w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R</text:p>
          </table:table-cell>
          <table:table-cell/>
          <table:table-cell table:style-name="ce26" office:value-type="string" calcext:value-type="string">
            <text:p>30,751,9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24" calcext:value-type="float">
            <text:p>0,624</text:p>
          </table:table-cell>
          <table:table-cell office:value-type="float" office:value="0.71" calcext:value-type="float">
            <text:p>0,7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62" calcext:value-type="float">
            <text:p>0,562</text:p>
          </table:table-cell>
          <table:table-cell office:value-type="float" office:value="0.662" calcext:value-type="float">
            <text:p>0,662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74"/>
          <table:table-cell table:style-name="ce22" table:number-columns-repeated="5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HRNet Gray – ImageNet Pretrain Finetuning</text:p>
          </table:table-cell>
          <table:covered-table-cell table:number-columns-repeated="2" table:style-name="ce26"/>
          <table:covered-table-cell/>
          <table:covered-table-cell table:number-columns-repeated="2"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26"/>
          <table:covered-table-cell/>
          <table:covered-table-cell table:number-columns-repeated="2" table:style-name="ce26"/>
          <table:table-cell table:number-columns-repeated="4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R</text:p>
          </table:table-cell>
          <table:table-cell table:number-columns-repeated="2"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,590</text:p>
          </table:table-cell>
          <table:table-cell office:value-type="float" office:value="0.68" calcext:value-type="float">
            <text:p>0,680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,636</text:p>
          </table:table-cell>
          <table:table-cell office:value-type="float" office:value="0.719" calcext:value-type="float">
            <text:p>0,719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0.607" calcext:value-type="float">
            <text:p>0,607</text:p>
          </table:table-cell>
          <table:table-cell office:value-type="float" office:value="0.69" calcext:value-type="float">
            <text:p>0,690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04" calcext:value-type="float">
            <text:p>0,604</text:p>
          </table:table-cell>
          <table:table-cell office:value-type="float" office:value="0.689" calcext:value-type="float">
            <text:p>0,689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,425</text:p>
          </table:table-cell>
          <table:table-cell office:value-type="float" office:value="0.525" calcext:value-type="float">
            <text:p>0,525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1" calcext:value-type="float">
            <text:p>1,00E-03</text:p>
          </table:table-cell>
          <table:table-cell table:style-name="ce62" office:value-type="string" calcext:value-type="string">
            <text:p>[35,45]</text:p>
          </table:table-cell>
          <table:table-cell table:style-name="ce27" office:value-type="float" office:value="8" calcext:value-type="float">
            <text:p>8</text:p>
          </table:table-cell>
          <table:table-cell table:style-name="ce91" office:value-type="float" office:value="0.644" calcext:value-type="float">
            <text:p>0,644</text:p>
          </table:table-cell>
          <table:table-cell table:style-name="ce91" office:value-type="float" office:value="0.724" calcext:value-type="float">
            <text:p>0,724</text:p>
          </table:table-cell>
          <table:table-cell table:number-columns-repeated="2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5" office:value-type="float" office:value="0.001" calcext:value-type="float">
            <text:p>1,00E-03</text:p>
          </table:table-cell>
          <table:table-cell table:style-name="ce8" office:value-type="string" calcext:value-type="string">
            <text:p>[35,45]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0.492" calcext:value-type="float">
            <text:p>0,492</text:p>
          </table:table-cell>
          <table:table-cell office:value-type="float" office:value="0.562" calcext:value-type="float">
            <text:p>0,5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5" office:value-type="float" office:value="0.001" calcext:value-type="float">
            <text:p>1,00E-03</text:p>
          </table:table-cell>
          <table:table-cell table:style-name="ce8" office:value-type="string" calcext:value-type="string">
            <text:p>[35,45]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22" calcext:value-type="float">
            <text:p>0,622</text:p>
          </table:table-cell>
          <table:table-cell office:value-type="float" office:value="0.706" calcext:value-type="float">
            <text:p>0,7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,558</text:p>
          </table:table-cell>
          <table:table-cell office:value-type="float" office:value="0.648" calcext:value-type="float">
            <text:p>0,6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17" calcext:value-type="float">
            <text:p>0,617</text:p>
          </table:table-cell>
          <table:table-cell office:value-type="float" office:value="0.702" calcext:value-type="float">
            <text:p>0,7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0.628" calcext:value-type="float">
            <text:p>0,628</text:p>
          </table:table-cell>
          <table:table-cell office:value-type="float" office:value="0.713" calcext:value-type="float">
            <text:p>0,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office:value-type="string" calcext:value-type="string">
            <text:p>[35,45]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1" calcext:value-type="float">
            <text:p>0,721</text:p>
          </table:table-cell>
          <table:table-cell table:number-columns-repeated="13"/>
        </table:table-row>
      </table:table>
      <table:table table:name="Best Results" table:style-name="ta1">
        <table:table-column table:style-name="co1" table:default-cell-style-name="Default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92"/>
          <table:table-cell table:style-name="ce94" table:number-columns-repeated="3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office:value-type="float" office:value="0.6566" calcext:value-type="float">
            <text:p>0,6566</text:p>
          </table:table-cell>
          <table:table-cell office:value-type="float" office:value="0.7514" calcext:value-type="float">
            <text:p>0,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office:value-type="float" office:value="0.6701" calcext:value-type="float">
            <text:p>0,6701</text:p>
          </table:table-cell>
          <table:table-cell office:value-type="float" office:value="0.7554" calcext:value-type="float">
            <text:p>0,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93" office:value-type="string" calcext:value-type="string">
            <text:p>Hourglass gray (1x)</text:p>
          </table:table-cell>
          <table:table-cell table:style-name="ce93" office:value-type="float" office:value="0.6723" calcext:value-type="float">
            <text:p>0,6723</text:p>
          </table:table-cell>
          <table:table-cell table:style-name="ce93" office:value-type="float" office:value="0.7636" calcext:value-type="float">
            <text:p>0,7636</text:p>
          </table:table-cell>
          <table:table-cell table:style-name="ce9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office:value-type="float" office:value="0.6699" calcext:value-type="float">
            <text:p>0,6699</text:p>
          </table:table-cell>
          <table:table-cell office:value-type="float" office:value="0.7593" calcext:value-type="float">
            <text:p>0,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office:value-type="string" calcext:value-type="string">
            <text:p>FPS (GTX 1660)</text:p>
          </table:table-cell>
        </table:table-row>
        <table:table-row table:style-name="ro1">
          <table:table-cell/>
          <table:table-cell office:value-type="string" calcext:value-type="string">
            <text:p>DLA gray (1x) [512 res]</text:p>
          </table:table-cell>
          <table:table-cell office:value-type="float" office:value="0.6701" calcext:value-type="float">
            <text:p>0,6701</text:p>
          </table:table-cell>
          <table:table-cell office:value-type="float" office:value="0.7554" calcext:value-type="float">
            <text:p>0,755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LA gray (3x) [512 res]</text:p>
          </table:table-cell>
          <table:table-cell table:style-name="ce8" office:value-type="float" office:value="0.6916" calcext:value-type="float">
            <text:p>0,6916</text:p>
          </table:table-cell>
          <table:table-cell table:style-name="ce8" office:value-type="float" office:value="0.7718" calcext:value-type="float">
            <text:p>0,7718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 [384 res]</text:p>
          </table:table-cell>
          <table:table-cell table:style-name="ce16" office:value-type="float" office:value="0.703621538260706" calcext:value-type="float">
            <text:p>0,7036</text:p>
          </table:table-cell>
          <table:table-cell table:style-name="ce16" office:value-type="float" office:value="0.780357142857143" calcext:value-type="float">
            <text:p>0,7804</text:p>
          </table:table-cell>
          <table:table-cell table:formula="of:=1/0.065" office:value-type="float" office:value="15.3846153846154" calcext:value-type="float">
            <text:p>15,3846153846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office:value-type="string" calcext:value-type="string">
            <text:p>FPS (GTX 1660)</text:p>
          </table:table-cell>
        </table:table-row>
        <table:table-row table:style-name="ro1">
          <table:table-cell/>
          <table:table-cell office:value-type="string" calcext:value-type="string">
            <text:p>Hourglass gray (1x) [512 res]</text:p>
          </table:table-cell>
          <table:table-cell table:style-name="ce14" office:value-type="float" office:value="0.6723" calcext:value-type="float">
            <text:p>0,6723</text:p>
          </table:table-cell>
          <table:table-cell table:style-name="ce14" office:value-type="float" office:value="0.7636" calcext:value-type="float">
            <text:p>0,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 [512 res]</text:p>
          </table:table-cell>
          <table:table-cell table:style-name="ce73" office:value-type="float" office:value="0.725485698211867" calcext:value-type="float">
            <text:p>0,7255</text:p>
          </table:table-cell>
          <table:table-cell table:style-name="ce73" office:value-type="float" office:value="0.801785714285714" calcext:value-type="float">
            <text:p>0,8018</text:p>
          </table:table-cell>
          <table:table-cell table:formula="of:=1/0.192" office:value-type="float" office:value="5.20833333333333" calcext:value-type="float">
            <text:p>5,2083333333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"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table:style-name="ce26" office:value-type="string" calcext:value-type="string">
            <text:p>FPS</text:p>
          </table:table-cell>
        </table:table-row>
        <table:table-row table:style-name="ro1">
          <table:table-cell/>
          <table:table-cell table:style-name="ce29" office:value-type="string" calcext:value-type="string">
            <text:p>Simple Baselines (140 epochs) [384x288 res]</text:p>
          </table:table-cell>
          <table:table-cell table:style-name="ce90" office:value-type="float" office:value="0.815" calcext:value-type="float">
            <text:p>0,815</text:p>
          </table:table-cell>
          <table:table-cell table:style-name="ce90" office:value-type="float" office:value="0.842" calcext:value-type="float">
            <text:p>0,842</text:p>
          </table:table-cell>
          <table:table-cell table:style-name="ce26" table:formula="of:=1/0.131" office:value-type="float" office:value="7.63358778625954" calcext:value-type="float">
            <text:p>7,6335877863</text:p>
          </table:table-cell>
        </table:table-row>
      </table:table>
      <table:table table:name="ChenWang" table:style-name="ta1">
        <table:table-column table:style-name="co1" table:number-columns-repeated="2" table:default-cell-style-name="Default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1" table:default-cell-style-name="ce36"/>
        <table:table-column table:style-name="co24" table:default-cell-style-name="ce95"/>
        <table:table-column table:style-name="co1" table:number-columns-repeated="2" table:default-cell-style-name="ce9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Bbox Annot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Mask R-CNN</text:p>
          </table:table-cell>
          <table:table-cell office:value-type="float" office:value="0.008" calcext:value-type="float">
            <text:p>0,008</text:p>
          </table:table-cell>
          <table:table-cell office:value-type="float" office:value="0.056" calcext:value-type="float">
            <text:p>0,05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Mask R-CNN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" calcext:value-type="float">
            <text:p>0,04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Keypoints</text:p>
          </table:table-cell>
          <table:table-cell office:value-type="float" office:value="0.015" calcext:value-type="float">
            <text:p>0,015</text:p>
          </table:table-cell>
          <table:table-cell office:value-type="float" office:value="0.081" calcext:value-type="float">
            <text:p>0,08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Keypoints</text:p>
          </table:table-cell>
          <table:table-cell office:value-type="float" office:value="0.014" calcext:value-type="float">
            <text:p>0,014</text:p>
          </table:table-cell>
          <table:table-cell table:style-name="ce26" office:value-type="float" office:value="0.068" calcext:value-type="float">
            <text:p>0,06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6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95" office:value-type="string" calcext:value-type="string">
            <text:p>Type</text:p>
          </table:table-cell>
          <table:table-cell table:style-name="ce95" office:value-type="string" calcext:value-type="string">
            <text:p>Batch Size</text:p>
          </table:table-cell>
          <table:table-cell table:style-name="ce95" office:value-type="string" calcext:value-type="string">
            <text:p>Resolution</text:p>
          </table:table-cell>
          <table:table-cell table:style-name="ce95" office:value-type="string" calcext:value-type="string">
            <text:p>Num Joints</text:p>
          </table:table-cell>
          <table:table-cell office:value-type="string" calcext:value-type="string">
            <text:p>Total Epochs</text:p>
          </table:table-cell>
          <table:table-cell office:value-type="string" calcext:value-type="string">
            <text:p>AP kpts</text:p>
          </table:table-cell>
          <table:table-cell office:value-type="string" calcext:value-type="string">
            <text:p>AR kpts</text:p>
          </table:table-cell>
          <table:table-cell table:style-name="ce95" office:value-type="string" calcext:value-type="string">
            <text:p>Scores Epoch</text:p>
          </table:table-cell>
          <table:table-cell table:style-name="ce95" office:value-type="string" calcext:value-type="string">
            <text:p>AP bbox</text:p>
          </table:table-cell>
          <table:table-cell table:style-name="ce95" office:value-type="string" calcext:value-type="string">
            <text:p>AR bbox</text:p>
          </table:table-cell>
        </table:table-row>
        <table:table-row table:style-name="ro1">
          <table:table-cell table:number-columns-repeated="2"/>
          <table:table-cell table:style-name="ce95" office:value-type="string" calcext:value-type="string">
            <text:p>Gray Images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string" calcext:value-type="string">
            <text:p>384 x 384</text:p>
          </table:table-cell>
          <table:table-cell table:style-name="ce95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0.275" calcext:value-type="float">
            <text:p>0,275</text:p>
          </table:table-cell>
          <table:table-cell office:value-type="float" office:value="0.362" calcext:value-type="float">
            <text:p>0,362</text:p>
          </table:table-cell>
          <table:table-cell table:style-name="ce95" office:value-type="float" office:value="265" calcext:value-type="float">
            <text:p>265</text:p>
          </table:table-cell>
          <table:table-cell office:value-type="float" office:value="0.538" calcext:value-type="float">
            <text:p>0,538</text:p>
          </table:table-cell>
          <table:table-cell office:value-type="float" office:value="0.594" calcext:value-type="float">
            <text:p>0,594</text:p>
          </table:table-cell>
        </table:table-row>
        <table:table-row table:style-name="ro1" table:number-rows-repeated="3">
          <table:table-cell table:number-columns-repeated="2"/>
          <table:table-cell table:style-name="ce95" table:number-columns-repeated="4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Se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Train Res</text:p>
          </table:table-cell>
          <table:table-cell table:style-name="ce36" office:value-type="string" calcext:value-type="string">
            <text:p>AP</text:p>
          </table:table-cell>
          <table:table-cell table:style-name="ce36"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SimpleBaselines</text:p>
          </table:table-cell>
          <table:table-cell office:value-type="string" calcext:value-type="string">
            <text:p>ResNet101</text:p>
          </table:table-cell>
          <table:table-cell office:value-type="string" calcext:value-type="string">
            <text:p>384x256</text:p>
          </table:table-cell>
          <table:table-cell table:style-name="ce36" office:value-type="float" office:value="0.757" calcext:value-type="float">
            <text:p>0,757</text:p>
          </table:table-cell>
          <table:table-cell table:style-name="ce36" office:value-type="float" office:value="0.782" calcext:value-type="float">
            <text:p>0,782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512x512</text:p>
          </table:table-cell>
          <table:table-cell table:style-name="ce36" office:value-type="float" office:value="0.633" calcext:value-type="float">
            <text:p>0,633</text:p>
          </table:table-cell>
          <table:table-cell table:style-name="ce36" office:value-type="float" office:value="0.727" calcext:value-type="float">
            <text:p>0,727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512x512</text:p>
          </table:table-cell>
          <table:table-cell table:style-name="ce36" office:value-type="float" office:value="0.662" calcext:value-type="float">
            <text:p>0,662</text:p>
          </table:table-cell>
          <table:table-cell table:style-name="ce36" office:value-type="float" office:value="0.762" calcext:value-type="float">
            <text:p>0,76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95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y Images (simple)</text:p>
          </table:table-cell>
          <table:table-cell office:value-type="float" office:value="265" calcext:value-type="float">
            <text:p>265</text:p>
          </table:table-cell>
          <table:table-cell office:value-type="float" office:value="0.275" calcext:value-type="float">
            <text:p>0,275</text:p>
          </table:table-cell>
          <table:table-cell office:value-type="float" office:value="0.362" calcext:value-type="float">
            <text:p>0,3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office:value-type="float" office:value="280" calcext:value-type="float">
            <text:p>280</text:p>
          </table:table-cell>
          <table:table-cell office:value-type="float" office:value="0.233" calcext:value-type="float">
            <text:p>0,233</text:p>
          </table:table-cell>
          <table:table-cell office:value-type="float" office:value="0.355" calcext:value-type="float">
            <text:p>0,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y Images (mapping)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0-00-0000</text:date>, <text:time style:data-style-name="N2" text:time-value="11:58:01.509342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2-05T04:15:29.527192137</dc:date>
    <meta:editing-duration>P2DT15H22M41S</meta:editing-duration>
    <meta:editing-cycles>105</meta:editing-cycles>
    <meta:generator>LibreOffice/5.1.6.2$Linux_X86_64 LibreOffice_project/10m0$Build-2</meta:generator>
    <meta:document-statistic meta:table-count="8" meta:cell-count="1848" meta:object-count="0"/>
  </office:meta>
</office:document-meta>
</file>